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 style:shadow="none"/>
    </style:style>
    <style:style style:name="Table1.A" style:family="table-column">
      <style:table-column-properties style:column-width="3.4354in" style:rel-column-width="32767*"/>
    </style:style>
    <style:style style:name="Table1.B" style:family="table-column">
      <style:table-column-properties style:column-width="3.4354in" style:rel-column-width="32768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201in" fo:border="0.0007in solid #000000"/>
    </style:style>
    <style:style style:name="Table1.A2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text-align="start" style:justify-single-word="false"/>
      <style:text-properties fo:color="#800000" fo:font-size="16pt" fo:font-weight="normal" style:font-size-asian="16pt" style:font-weight-asian="normal" style:font-size-complex="16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color="#800000" fo:font-size="16pt" fo:font-weight="normal" style:font-size-asian="16pt" style:font-weight-asian="normal" style:font-size-complex="16pt" style:font-weight-complex="normal"/>
    </style:style>
    <style:style style:name="P7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NUMBER PATTERN</text:p>
      <text:p text:style-name="P4"/>
      <text:p text:style-name="P4">Complete the pattern.</text:p>
      <text:p text:style-name="Standard"><draw:rect text:anchor-type="paragraph" draw:z-index="0" draw:style-name="gr1" draw:text-style-name="P7" svg:width="0.6252in" svg:height="0.448in" svg:x="1.348in" svg:y="0.4516in"><text:p/></draw:rect><draw:rect text:anchor-type="paragraph" draw:z-index="1" draw:style-name="gr1" draw:text-style-name="P7" svg:width="0.6252in" svg:height="0.448in" svg:x="5.0016in" svg:y="0.4827in"><text:p/></draw:rect><draw:rect text:anchor-type="paragraph" draw:z-index="3" draw:style-name="gr1" draw:text-style-name="P7" svg:width="0.6252in" svg:height="0.448in" svg:x="4.8555in" svg:y="1.4618in"><text:p/></draw:rect><draw:rect text:anchor-type="paragraph" draw:z-index="7" draw:style-name="gr1" draw:text-style-name="P7" svg:width="0.6252in" svg:height="0.448in" svg:x="2.7417in" svg:y="2.4929in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/>2 <text:s/>3 <text:s/>4 <text:s/>5 <text:s text:c="9"/>7 8 9 10</text:p>
          </table:table-cell>
          <table:table-cell table:style-name="Table1.B1" office:value-type="string">
            <text:p text:style-name="P5"><text:s/>7 <text:s/>8 <text:s/>9 <text:s/>10 <text:s text:c="10"/>12 13 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2" draw:style-name="gr1" draw:text-style-name="P7" svg:width="0.6252in" svg:height="0.448in" svg:x="1.3063in" svg:y="0.0035in"><text:p/></draw:rect> 2 <text:s/>4 <text:s/>6 <text:s/>8 <text:s text:c="9"/>12 <text:s/>14 <text:s/></text:p>
          </table:table-cell>
          <table:table-cell table:style-name="Table1.B2" office:value-type="string">
            <text:p text:style-name="P5"><draw:rect text:anchor-type="paragraph" draw:z-index="5" draw:style-name="gr1" draw:text-style-name="P7" svg:width="0.6252in" svg:height="0.448in" svg:x="1.5146in" svg:y="0.9827in"><text:p/></draw:rect> 3 <text:s/>5 <text:s/>7 <text:s/>9 <text:s text:c="10"/>13 15 17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4" draw:style-name="gr1" draw:text-style-name="P7" svg:width="0.6252in" svg:height="0.448in" svg:x="2.0228in" svg:y="0.0035in"><text:p/></draw:rect> 2 <text:s/>5 <text:s/>8 <text:s/>11 <text:s/>14 <text:s/></text:p>
          </table:table-cell>
          <table:table-cell table:style-name="Table1.B2" office:value-type="string">
            <text:p text:style-name="P5"><text:s/>4 <text:s/>6 <text:s/>8 <text:s/>10 <text:s text:c="9"/>12 <text:s/>14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6" draw:style-name="gr1" draw:text-style-name="P7" svg:width="0.6252in" svg:height="0.448in" svg:x="1.9835in" svg:y="0.0035in"><text:p/></draw:rect><draw:rect text:anchor-type="paragraph" draw:z-index="8" draw:style-name="gr1" draw:text-style-name="P7" svg:width="0.6252in" svg:height="0.448in" svg:x="2.7126in" svg:y="0.0035in"><text:p/></draw:rect> 3 <text:s/>6 <text:s/>9 <text:s/>12 <text:s/>15</text:p>
          </table:table-cell>
          <table:table-cell table:style-name="Table1.B2" office:value-type="string">
            <text:p text:style-name="P5"><draw:rect text:anchor-type="paragraph" draw:z-index="9" draw:style-name="gr1" draw:text-style-name="P7" svg:width="0.6252in" svg:height="0.448in" svg:x="1.8063in" svg:y="0.0035in"><text:p/></draw:rect><draw:rect text:anchor-type="paragraph" draw:z-index="10" draw:style-name="gr1" draw:text-style-name="P7" svg:width="0.6252in" svg:height="0.448in" svg:x="2.5252in" svg:y="0.0035in"><text:p/></draw:rect> 5 <text:s/>10 <text:s/>15 <text:s/>20 <text:s/>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11" draw:style-name="gr1" draw:text-style-name="P7" svg:width="0.6252in" svg:height="0.448in" svg:x="1.65in" svg:y="0.0035in"><text:p/></draw:rect><draw:rect text:anchor-type="paragraph" draw:z-index="12" draw:style-name="gr1" draw:text-style-name="P7" svg:width="0.6252in" svg:height="0.448in" svg:x="2.4209in" svg:y="0.0035in"><text:p/></draw:rect> 4 <text:s/>8 <text:s/>12 <text:s/>16 <text:s/></text:p>
          </table:table-cell>
          <table:table-cell table:style-name="Table1.B2" office:value-type="string">
            <text:p text:style-name="P5"><draw:rect text:anchor-type="paragraph" draw:z-index="13" draw:style-name="gr1" draw:text-style-name="P7" svg:width="0.6252in" svg:height="0.448in" svg:x="2.2854in" svg:y="0.0035in"><text:p/></draw:rect> 2 <text:s/>6 <text:s/>10 <text:s/>14 <text:s/>18 <text:s/>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14" draw:style-name="gr1" draw:text-style-name="P7" svg:width="0.6252in" svg:height="0.448in" svg:x="1.5563in" svg:y="0.0035in"><text:p/></draw:rect><draw:rect text:anchor-type="paragraph" draw:z-index="15" draw:style-name="gr1" draw:text-style-name="P7" svg:width="0.6252in" svg:height="0.448in" svg:x="2.4835in" svg:y="0.0138in"><text:p/></draw:rect> 1 <text:s/>5 <text:s/>9 <text:s/>13 </text:p>
          </table:table-cell>
          <table:table-cell table:style-name="Table1.B2" office:value-type="string">
            <text:p text:style-name="P5"><draw:rect text:anchor-type="paragraph" draw:z-index="16" draw:style-name="gr1" draw:text-style-name="P7" svg:width="0.6252in" svg:height="0.448in" svg:x="0.1917in" svg:y="0.0138in"><text:p/></draw:rect> <text:s text:c="11"/>2 <text:s/>3 <text:s/>4 <text:s/>5 <text:s/>6 <text:s/>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5-01-04T15:46:06.06</dc:date>
    <dc:creator>Anoop Jain</dc:creator>
    <meta:editing-duration>PT41M57S</meta:editing-duration>
    <meta:editing-cycles>13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6" meta:word-count="80" meta:character-count="433"/>
  </office:meta>
</office:document-meta>
</file>